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meta.xml" manifest:media-type="text/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progressbar/" manifest:media-type=""/>
  <manifest:file-entry manifest:full-path="Configurations2/statusbar/"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textooo="http://openoffice.org/2013/office" xmlns:xforms="http://www.w3.org/2002/xforms" xmlns:xhtml="http://www.w3.org/1999/xhtml" xmlns:xlink="http://www.w3.org/1999/xlink" xmlns:xsd="http://www.w3.org/2001/XMLSchema" xmlns:xsi="http://www.w3.org/2001/XMLSchema-instance" office:version="1.2">
  <office:scripts/>
  <office:font-face-decls>
    <style:font-face style:name="sans-serif" svg:font-family="sans-serif"/>
    <style:font-face style:font-family-generic="swiss" style:name="Lucida Sans1" svg:font-family="'Lucida Sans'"/>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svg:font-family="'Lucida Sans'"/>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Standard">
      <style:paragraph-properties fo:margin-left="0cm" fo:margin-right="0cm" fo:orphans="2" fo:text-indent="0cm" fo:widows="2" style:auto-text-indent="false"/>
    </style:style>
    <style:style style:family="paragraph" style:name="P2" style:parent-style-name="Standard">
      <style:paragraph-properties fo:margin-left="0cm" fo:margin-right="0cm" fo:orphans="2" fo:text-indent="0cm" fo:widows="2" style:auto-text-indent="false"/>
    </style:style>
    <style:style style:family="text" style:name="T1">
      <style:text-properties fo:color="#202122" fo:font-size="10.5pt" fo:font-style="italic" fo:font-weight="normal" fo:letter-spacing="normal" style:font-name="sans-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rem ipsum dolor sit amet, consectetur adipisci elit, sed do eiusmod tempor incidunt ut labore et dolore magna aliqua. Ut enim TESTO_SOSTITUITO ad minim veniam, quis nostrum exercitationem ullamco laboriosam, nisi ut aliquid ex ea commodi consequatur. Via prova 123 Duis aute irure reprehenderit in voluptate TESTO_SOSTITUITO velit esse cillum dolore eu fugiat nulla pariatur. Via prova 123 Excepteur sint obcaecat cupiditat non Via prova 123 proident, sunt in culpa qui officia deserunt mollit anim id est laborum.</text:span> </text:p>
      <text:p text:style-name="P1"/>
      <text:p text:style-name="P1">Prova</text:p>
      <text:p text:style-name="P1"/>
      <text:p text:style-name="P1">ciaooo TESTO_SOSTITUITO Via prova 123 prova ciao</text:p>
      <text:p text:style-name="P1">nuova riga</text:p>
      <text:p text:style-name="P1"/>
      <text:p text:style-name="P1"/>
      <text:p text:style-name="P1"/>
      <text:p text:style-name="P1">nuova riga2</text:p>
      <text:p text:style-name="P1"/>
      <text:p text:style-name="P1">Prova</text:p>
      <text:p text:style-name="P1"/>
      <text:p text:style-name="P1"><text:span text:style-name="T1">Lorem ipsum dolor sit amet, consectetur adipisci elit, sed do eiusmod tempor incidunt ut labore et dolore magna aliqua. Ut enim TESTO_SOSTITUITO ad minim veniam, quis nostrum exercitationem ullamco laboriosam, nisi ut aliquid ex ea commodi consequatur. Via prova 123 Duis aute irure reprehenderit in voluptate TESTO_SOSTITUITO velit esse cillum dolore eu fugiat nulla pariatur. Via prova 123 Excepteur sint obcaecat cupiditat non Via prova 123 proident, sunt in culpa qui officia deserunt mollit anim id est laborum.</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textooo="http://openoffice.org/2013/office" xmlns:xforms="http://www.w3.org/2002/xforms" xmlns:xhtml="http://www.w3.org/1999/xhtml" xmlns:xlink="http://www.w3.org/1999/xlink" office:version="1.2">
  <office:meta>
    <meta:creation-date>2020-07-01T11:19:56.56</meta:creation-date>
    <dc:date>2020-07-01T13:31:53</dc:date>
    <meta:editing-duration>PT0.136S</meta:editing-duration>
    <meta:editing-cycles>14</meta:editing-cycles>
    <meta:generator>OpenOffice/4.1.1$Win32 OpenOffice.org_project/411m6$Build-9775</meta:generator>
    <meta:document-statistic meta:character-count="1042" meta:image-count="0" meta:object-count="0" meta:page-count="1" meta:paragraph-count="7" meta:table-count="0" meta:word-count="155"/>
  </office:meta>
</office:document-meta>
</file>